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AVARRO PAREDES, CESAR IVA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NAVARRO PAREDES, CESAR IVA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15464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NAVARRO PAREDES, MARVIN ERICK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224982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25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5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6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0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8T16:44:2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